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LOG - ZINESTUDIO</text:p>
      <text:p text:style-name="Standard"/>
      <text:list xml:id="list42124003" text:style-name="L1">
        <text:list-item>
          <text:p text:style-name="P2">Atributos, constantes e identificadores</text:p>
          <text:list>
            <text:list-item>
              <text:p text:style-name="P2">O projeto em si e alguns objetos (como Controllers e Drawables) podem possuir um conjunto de atributos, constantes e identificadores.</text:p>
            </text:list-item>
            <text:list-item>
              <text:p text:style-name="P2">Atributos: podem ter valores variáveis associados. Possuem um nome para identificação.</text:p>
            </text:list-item>
            <text:list-item>
              <text:p text:style-name="P2">Constantes: possuem apenas um valor durante toda a sua vida, que é o valor que é iniciado. Possuem um nome para identificação.</text:p>
            </text:list-item>
            <text:list-item>
              <text:p text:style-name="P2">Identificadores: semelhante às constantes, porém não é possível iniciar com um valor. Um valor já é automaticamente e implicitamente criado para inicializar. Para o usuário, portanto, possuem apenas um nome.</text:p>
            </text:list-item>
            <text:list-item>
              <text:p text:style-name="P2">É possível que uma constante seja inicializado com uma fórmula (ver as fórmulas a seguir). Porém, sempre que algum objeto fizer referência à constante, o valor retornado será o novo valor calculado pela fórmula. Ou seja, quando a constante é iniciada, ela não recebe o valor resultado da fórmula, mas sim passará a apontar para a fórmula.</text:p>
            </text:list-item>
          </text:list>
        </text:list-item>
      </text:list>
      <text:p text:style-name="Standard"/>
      <text:list xml:id="list42271650" text:continue-numbering="true" text:style-name="L1">
        <text:list-item>
          <text:p text:style-name="P2">Fórmulas</text:p>
          <text:list>
            <text:list-item>
              <text:p text:style-name="P2">Alguns campos das telas podem ser preenchidos com fórmulas. O sistema interpretará como fórmula tudo que estiver entre {}.</text:p>
            </text:list-item>
            <text:list-item>
              <text:p text:style-name="P2">Em blocos condicionais (if), são utilizados apenas fórmulas no campo da tela; neste caso, o uso de {} é dispensável.</text:p>
            </text:list-item>
            <text:list-item>
              <text:p text:style-name="P2">Estes blocos condicionais exigem que a fórmula retorne um valor booleano.</text:p>
            </text:list-item>
            <text:list-item>
              <text:p text:style-name="P2">Nos demais casos, ocorre o contrário: as fórmulas podem retornar qualquer valor que não seja booleano.</text:p>
            </text:list-item>
            <text:list-item>
              <text:p text:style-name="P2">Fórmulas utilizam os seguintes operadores:</text:p>
              <text:list>
                <text:list-item>
                  <text:p text:style-name="P2">+, -, *, /, % (trabalham com operandos numéricos e retornam números);</text:p>
                </text:list-item>
                <text:list-item>
                  <text:p text:style-name="P2"><text:s/>&gt;, &lt;, &gt;=, &lt;=, =, != (trabalham com operandos numéricos ou de texto, retornam booleanos);</text:p>
                </text:list-item>
                <text:list-item>
                  <text:p text:style-name="P2">and, or (trabalham com operandos booleanos, retornam booleanos).</text:p>
                </text:list-item>
              </text:list>
            </text:list-item>
            <text:list-item>
              <text:p text:style-name="P2">Entre os operadores devem ser colocados operandos, que podem ser:</text:p>
              <text:list>
                <text:list-item>
                  <text:p text:style-name="P2">Números (inteiros ou decimais)</text:p>
                </text:list-item>
                <text:list-item>
                  <text:p text:style-name="P2">Strings (valores entre aspas)</text:p>
                </text:list-item>
                <text:list-item>
                  <text:p text:style-name="P2">Identificadores</text:p>
                </text:list-item>
                <text:list-item>
                  <text:p text:style-name="P2">Constantes</text:p>
                </text:list-item>
                <text:list-item>
                  <text:p text:style-name="P2">Atributos</text:p>
                </text:list-item>
              </text:list>
            </text:list-item>
            <text:list-item>
              <text:p text:style-name="P2">Parênteses podem ser utilizados para organizar a fórmula e a ordem de execução dos cálculos</text:p>
            </text:list-item>
            <text:list-item>
              <text:p text:style-name="P2">Exemplos:</text:p>
              <text:list>
                <text:list-item>
                  <text:p text:style-name="P2">{1+2}</text:p>
                </text:list-item>
                <text:list-item>
                  <text:p text:style-name="P2">O valor do atributo é {atributo_qualquer}</text:p>
                </text:list-item>
                <text:list-item>
                  <text:p text:style-name="P2">atributo_qualquer &gt; 2 and (outro_atributo &gt; constante or outro_atributo = 0)</text:p>
                </text:list-item>
              </text:list>
            </text:list-item>
            <text:list-item>
              <text:p text:style-name="P2">Regras para acesso aos atributos, constantes ou identificadores:</text:p>
              <text:list>
                <text:list-item>
                  <text:p text:style-name="P2">se for utilizado apenas o nome, o atributo é local.</text:p>
                </text:list-item>
                <text:list-item>
                  <text:p text:style-name="P2">se for utilizado o formato global.nome_do_atributo, o atributo é do projeto.</text:p>
                </text:list-item>
                <text:list-item>
                  <text:p text:style-name="P2">se for utilizado o formato nome_do_objeto.nome_do_atributo, então o atributo é de outro objeto.</text:p>
                </text:list-item>
              </text:list>
            </text:list-item>
          </text:list>
        </text:list-item>
      </text:list>
      <text:p text:style-name="Standard"/>
      <text:list xml:id="list42252500" text:continue-numbering="true" text:style-name="L1">
        <text:list-item>
          <text:p text:style-name="P2">Models:</text:p>
          <text:list>
            <text:list-item>
              <text:p text:style-name="P2">Atributos: os valores do modelo; semelhante às colunas de um banco de dados.</text:p>
              <text:list>
                <text:list-item>
                  <text:p text:style-name="P2">Nome: nome do atributo.</text:p>
                </text:list-item>
                <text:list-item>
                  <text:p text:style-name="P2"><text:soft-page-break/>Tipo: número inteiro, número decimal, texto, data; avaliar se seria melhor deixar o tipo genérico (sempre texto).</text:p>
                </text:list-item>
                <text:list-item>
                  <text:p text:style-name="P2">Valor inicial: possibilita o usuário configurar o valor inicial quando um registro do modelo é criado.</text:p>
                </text:list-item>
                <text:list-item>
                  <text:p text:style-name="P2">PK (flag que indica o campo que é a chave primária)</text:p>
                </text:list-item>
              </text:list>
            </text:list-item>
            <text:list-item>
              <text:p text:style-name="P2">DAO:</text:p>
              <text:list>
                <text:list-item>
                  <text:p text:style-name="P2">funções CRUD padrões (create, retrieve, update e delete)</text:p>
                </text:list-item>
                <text:list-item>
                  <text:p text:style-name="P2">funções customizadas</text:p>
                </text:list-item>
                <text:list-item>
                  <text:p text:style-name="P2">atributos: next record id, records count</text:p>
                </text:list-item>
              </text:list>
            </text:list-item>
            <text:list-item>
              <text:p text:style-name="P2">Eventos: chamados quando ocorrem eventos CRUD:</text:p>
              <text:list>
                <text:list-item>
                  <text:p text:style-name="P2">On delete record</text:p>
                </text:list-item>
                <text:list-item>
                  <text:p text:style-name="P2">On update record</text:p>
                </text:list-item>
                <text:list-item>
                  <text:p text:style-name="P2">On delete all</text:p>
                </text:list-item>
                <text:list-item>
                  <text:p text:style-name="P2">On create record</text:p>
                </text:list-item>
              </text:list>
            </text:list-item>
          </text:list>
          <text:p text:style-name="P2"/>
        </text:list-item>
        <text:list-item>
          <text:p text:style-name="P2">Controllers</text:p>
          <text:list>
            <text:list-item>
              <text:p text:style-name="P2">Comportamentos dos controllers</text:p>
              <text:list>
                <text:list-item>
                  <text:p text:style-name="P2">Eventos</text:p>
                  <text:list>
                    <text:list-item>
                      <text:p text:style-name="P2">Inicialização</text:p>
                    </text:list-item>
                    <text:list-item>
                      <text:p text:style-name="P2">Finalização</text:p>
                    </text:list-item>
                    <text:list-item>
                      <text:p text:style-name="P2">Atualização: evento chamado uma vez a cada iteração do loop da cena.</text:p>
                    </text:list-item>
                    <text:list-item>
                      <text:p text:style-name="P2">Entrada:</text:p>
                      <text:list>
                        <text:list-item>
                          <text:p text:style-name="P2">Teclado do celular: eventos relacionados ao teclado do celular.</text:p>
                        </text:list-item>
                        <text:list-item>
                          <text:p text:style-name="P2">Toque na tela: eventos relacionados ao toque na tela sensível ao toque.</text:p>
                        </text:list-item>
                      </text:list>
                    </text:list-item>
                    <text:list-item>
                      <text:p text:style-name="P2">Eventos personalizados: eventos, identificados por um nome, que podem ser lançados e tratados pelos elementos da cena</text:p>
                    </text:list-item>
                  </text:list>
                </text:list-item>
                <text:list-item>
                  <text:p text:style-name="P2">Parâmetros para os eventos: cada evento pode possuir uma lista de parâmetros</text:p>
                </text:list-item>
                <text:list-item>
                  <text:p text:style-name="P2">Procedimentos: conjunto de procedimentos, como se fossem funções, que podem ser criados para o controlador. Procedimentos são identificados por um nome.</text:p>
                </text:list-item>
              </text:list>
            </text:list-item>
            <text:list-item>
              <text:p text:style-name="P2">Ações para os comportamentos:</text:p>
              <text:list>
                <text:list-item>
                  <text:p text:style-name="P2">Transformar: alterar posicionamento, rotação ou tamanho.</text:p>
                </text:list-item>
                <text:list-item>
                  <text:p text:style-name="P2">Animar: chama por animações do elemento de desenho.</text:p>
                </text:list-item>
                <text:list-item>
                  <text:p text:style-name="P2">Finalizar módulo.</text:p>
                </text:list-item>
                <text:list-item>
                  <text:p text:style-name="P2">Definir novo valor para variável (global, do objeto ou de outro objeto).</text:p>
                </text:list-item>
                <text:list-item>
                  <text:p text:style-name="P2">Remover controlador do módulo</text:p>
                </text:list-item>
                <text:list-item>
                  <text:p text:style-name="P2">Adicionar novo controlador ao módulo</text:p>
                </text:list-item>
                <text:list-item>
                  <text:p text:style-name="P2">Testar: (blocos “if-else”, outras ações podem ser colocadas dentro do bloco)</text:p>
                  <text:list>
                    <text:list-item>
                      <text:p text:style-name="P2">Valor de atributo (global, do objeto, de outro objeto ou do evento)</text:p>
                    </text:list-item>
                    <text:list-item>
                      <text:p text:style-name="P2">Valor de atributo comparado a um identificador (global, do objeto, de outro objeto ou do evento)</text:p>
                    </text:list-item>
                    <text:list-item>
                      <text:p text:style-name="P2">Valor de constante (global, do objeto ou de outro objeto)</text:p>
                    </text:list-item>
                    <text:list-item>
                      <text:p text:style-name="P2">Valor qualquer (digitado)</text:p>
                    </text:list-item>
                  </text:list>
                </text:list-item>
                <text:list-item>
                  <text:p text:style-name="P2">Lançar um novo evento personalizado</text:p>
                </text:list-item>
                <text:list-item>
                  <text:p text:style-name="P2">Chamar um procedimento</text:p>
                </text:list-item>
              </text:list>
            </text:list-item>
          </text:list>
        </text:list-item>
      </text:list>
      <text:p text:style-name="Standard"/>
      <text:list xml:id="list42252553" text:continue-numbering="true" text:style-name="L1">
        <text:list-item>
          <text:p text:style-name="P2">Drawables</text:p>
        </text:list-item>
      </text:list>
      <text:p text:style-name="Standard"/>
      <text:list xml:id="list42263565" text:continue-numbering="true" text:style-name="L1">
        <text:list-item>
          <text:p text:style-name="P2">Modules</text:p>
        </text:list-item>
      </text:list>
      <text:p text:style-name="Standard"/>
      <text:list xml:id="list42270551" text:continue-numbering="true" text:style-name="L1">
        <text:list-item>
          <text:p text:style-name="P2"><text:soft-page-break/>Windows</text:p>
        </text:list-item>
      </text:list>
      <text:p text:style-name="Standard"/>
      <text:list xml:id="list42253032" text:continue-numbering="true" text:style-name="L1">
        <text:list-item>
          <text:p text:style-name="P2">Windows Modules</text:p>
        </text:list-item>
      </text:list>
      <text:p text:style-name="Standard"/>
      <text:list xml:id="list42268827" text:continue-numbering="true" text:style-name="L1">
        <text:list-item>
          <text:p text:style-name="P2">Windows Controll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29T22:55:23.33</meta:creation-date>
    <meta:generator>BrOffice.org/3.1$Win32 OpenOffice.org_project/310m19$Build-9420</meta:generator>
    <dc:date>2010-12-09T22:14:09.52</dc:date>
    <meta:editing-duration>PT09H14M47S</meta:editing-duration>
    <meta:editing-cycles>19</meta:editing-cycles>
    <meta:document-statistic meta:table-count="0" meta:image-count="0" meta:object-count="0" meta:page-count="3" meta:paragraph-count="77" meta:word-count="724" meta:character-count="4327"/>
  </office:meta>
</office:document-meta>
</file>